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background-color="#168253"/>
    </style:style>
    <style:style style:name="T1" style:family="text">
      <style:text-properties fo:background-color="#127622" loext:char-shading-value="0"/>
    </style:style>
    <style:style style:name="T2" style:family="text">
      <style:text-properties fo:background-color="#127622" loext:char-shading-value="0"/>
    </style:style>
    <style:style style:name="T3" style:family="text"/>
    <style:style style:name="T4" style:family="text">
      <style:text-properties fo:background-color="#ff6d6d" loext:char-shading-value="0"/>
    </style:style>
    <style:style style:name="T5" style:family="text">
      <style:text-properties fo:background-color="#ff6d6d" loext:char-shading-value="0"/>
    </style:style>
    <style:style style:name="T6" style:family="text">
      <style:text-properties fo:background-color="#168253" loext:char-shading-value="0"/>
    </style:style>
    <style:style style:name="T7" style:family="text">
      <style:text-properties fo:background-color="#168253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to es en referencia a la ultima pagina de la descripcion del proyecto</text:p>
      <text:p text:style-name="Standard">en la que nos pide que dividamos el proyecto en tasks pequeños e indivisibles</text:p>
      <text:p text:style-name="Standard"/>
      <text:p text:style-name="Standard">PARTE 1: QUE EL PROYECTO FUNCIONE</text:p>
      <text:p text:style-name="Standard"/>
      <text:p text:style-name="Standard"/>
      <text:p text:style-name="Standard">BASE WORK</text:p>
      <text:p text:style-name="Standard"><text:s text:c="4"/><text:span text:style-name="T7">CMAKE configuration</text:span></text:p>
      <text:p text:style-name="P1"><text:s text:c="8"/>Creation of release version</text:p>
      <text:p text:style-name="P1"><text:s text:c="8"/>Creation of Debug version</text:p>
      <text:p text:style-name="P1"><text:s text:c="4"/>Create class Grid</text:p>
      <text:p text:style-name="P1"><text:s text:c="4"/>Create class Particle</text:p>
      <text:p text:style-name="P1"><text:s text:c="8"/>Create all variables to be used</text:p>
      <text:p text:style-name="P1"><text:s text:c="4"/>Create class block</text:p>
      <text:p text:style-name="Standard"><text:s text:c="4"/>Convert main arguments to clean code (by .clang standards)</text:p>
      <text:p text:style-name="Standard"/>
      <text:p text:style-name="Standard">INPUT FILES</text:p>
      <text:p text:style-name="Standard"><text:s text:c="4"/><text:span text:style-name="T7">Implement reading from binary file functions</text:span></text:p>
      <text:p text:style-name="P1"><text:s text:c="4"/>Initialize Grid from INPUT</text:p>
      <text:p text:style-name="P1"><text:s text:c="8"/>Calculate Simulation Parameters</text:p>
      <text:p text:style-name="P1"><text:s text:c="8"/>Calculate block number, block size</text:p>
      <text:p text:style-name="P1"><text:s text:c="8"/>Calculate useful constants (h^2, h^6 etc)</text:p>
      <text:p text:style-name="P1"><text:s text:c="4"/>initialize blocks</text:p>
      <text:p text:style-name="P1"><text:s text:c="4"/>store blocks on Grid</text:p>
      <text:p text:style-name="P1"><text:s text:c="4"/>Initialize class Particle from input file</text:p>
      <text:p text:style-name="P1"><text:s text:c="8"/>ALL NUMBERS MUST BE CONVERTED TO FLOAT</text:p>
      <text:p text:style-name="P1"><text:s text:c="4"/>determine a particles corresponding block</text:p>
      <text:p text:style-name="P1"><text:s text:c="4"/>Store particles in their corresponding block</text:p>
      <text:p text:style-name="P1"/>
      <text:p text:style-name="Standard"/>
      <text:p text:style-name="Standard">SIMULATION STAGES</text:p>
      <text:p text:style-name="Standard"/>
      <text:p text:style-name="Standard">4.1 Program Parsing</text:p>
      <text:p text:style-name="P1"><text:s text:c="4"/>Check nts is integer</text:p>
      <text:p text:style-name="P1"><text:s text:c="4"/>Check nts is positive</text:p>
      <text:p text:style-name="P1"><text:s text:c="4"/>Check inputFile can be read</text:p>
      <text:p text:style-name="P1"><text:s text:c="4"/>Check outputFIle can be written on</text:p>
      <text:p text:style-name="P1"><text:s text:c="4"/>Check header = number of particles in file</text:p>
      <text:p text:style-name="P1"><text:s text:c="8"/>Calculate input file size</text:p>
      <text:p text:style-name="P1"><text:s text:c="8"/>Error message if not</text:p>
      <text:p text:style-name="Standard">4.2 Simulation Initialization</text:p>
      <text:p text:style-name="Standard"><text:s/><text:span text:style-name="T5">Print all read parameters from INPUT in cout</text:span></text:p>
      <text:p text:style-name="Standard"/>
      <text:p text:style-name="Standard">4.3 Simulation processing</text:p>
      <text:p text:style-name="Standard">4.3.1 Repositioning particles <text:s text:c="2"/></text:p>
      <text:p text:style-name="Standard"><text:s text:c="4"/>Check every particle is in correct block</text:p>
      <text:p text:style-name="Standard"><text:s text:c="8"/>Loop through Grid, block and check particle</text:p>
      <text:p text:style-name="Standard"><text:s text:c="8"/>Particle checker functions</text:p>
      <text:p text:style-name="Standard"><text:s text:c="4"/>Move particle to correct block if needed</text:p>
      <text:p text:style-name="Standard"><text:soft-page-break/></text:p>
      <text:p text:style-name="Standard">4.3.2 Acceleration Computations</text:p>
      <text:p text:style-name="Standard"><text:s text:c="4"/><text:span text:style-name="T7">Set all densities and accelerations to 0, gravity</text:span></text:p>
      <text:p text:style-name="P1"><text:s text:c="4"/>Densities Increase</text:p>
      <text:p text:style-name="P1"><text:s text:c="8"/>Write increase formula</text:p>
      <text:p text:style-name="P1"><text:s text:c="8"/>Loop through blocks in a way that they wont be calc twice</text:p>
      <text:p text:style-name="P1"><text:s text:c="12"/>Try to do this optimally</text:p>
      <text:p text:style-name="P1"><text:s text:c="8"/>Loop through particles in two blocks and calculate distances</text:p>
      <text:p text:style-name="P1"><text:s text:c="12"/>Apply densities increase to both particles</text:p>
      <text:p text:style-name="P1"><text:s text:c="8"/>Loop through particles in their own block</text:p>
      <text:p text:style-name="Standard"><text:s text:c="8"/></text:p>
      <text:p text:style-name="Standard"><text:s text:c="4"/>Densities Transformation</text:p>
      <text:p text:style-name="Standard"><text:s text:c="8"/><text:span text:style-name="T7">Write Loop to iterate through particles</text:span></text:p>
      <text:p text:style-name="P1"><text:s text:c="8"/>Create function for the linTransform</text:p>
      <text:p text:style-name="Standard"><text:s text:c="4"/>Acceleration transfer </text:p>
      <text:p text:style-name="Standard"><text:s text:c="7"/><text:span text:style-name="T7"><text:s/>Loop through particles like in DENSITIES Increase</text:span></text:p>
      <text:p text:style-name="P1"><text:s text:c="8"/>Calculate Distances between two particles</text:p>
      <text:p text:style-name="Standard"><text:s text:c="8"/>Distance cleaning function <text:s/></text:p>
      <text:p text:style-name="Standard"><text:s text:c="12"/>(instead of the modulus, use math.max now)</text:p>
      <text:p text:style-name="Standard"><text:s text:c="8"/>Calculate Acceleration Step</text:p>
      <text:p text:style-name="Standard"><text:s text:c="12"/>This operation has a lot of floats. It would be great to optimize</text:p>
      <text:p text:style-name="Standard"><text:s text:c="8"/>Apply Accceleration step to both particles</text:p>
      <text:p text:style-name="Standard"/>
      <text:p text:style-name="Standard"><text:s text:c="4"/>Particle Collisions</text:p>
      <text:p text:style-name="Standard"><text:s text:c="7"/><text:span text:style-name="T7"><text:s/>Determine if a block is an edge</text:span></text:p>
      <text:p text:style-name="Standard"><text:s text:c="8"/>Collisions x-axis</text:p>
      <text:p text:style-name="Standard"><text:s text:c="12"/>Loop only through x axis blocks</text:p>
      <text:p text:style-name="Standard"><text:s text:c="12"/>Create function to apply first linear Transformation</text:p>
      <text:p text:style-name="Standard"><text:s text:c="12"/>Create function "difference to the bound"</text:p>
      <text:p text:style-name="Standard"><text:s text:c="12"/>Compare difference to bound to 10^-10</text:p>
      <text:p text:style-name="Standard"><text:s text:c="12"/>Update acceleration</text:p>
      <text:p text:style-name="Standard"><text:s text:c="8"/>Collisions y-axis</text:p>
      <text:p text:style-name="Standard"><text:s text:c="12"/>Loop only through y axis</text:p>
      <text:p text:style-name="Standard"><text:s text:c="12"/>Create same function for y</text:p>
      <text:p text:style-name="Standard"><text:s text:c="8"/>Collisions z axis</text:p>
      <text:p text:style-name="Standard"><text:s text:c="12"/>Loop through z axis</text:p>
      <text:p text:style-name="Standard"><text:s text:c="12"/>Create same function for z</text:p>
      <text:p text:style-name="Standard"/>
      <text:p text:style-name="Standard"><text:s text:c="4"/>Particles Motion</text:p>
      <text:p text:style-name="Standard"><text:s text:c="8"/>Loop through Particles</text:p>
      <text:p text:style-name="Standard"><text:s text:c="8"/>Create density transform function</text:p>
      <text:p text:style-name="Standard"><text:s text:c="8"/>Create velocity transform function</text:p>
      <text:p text:style-name="Standard"><text:s text:c="8"/>Create hv transform function</text:p>
      <text:p text:style-name="Standard"><text:s text:c="4"/>Box boundaries interactions</text:p>
      <text:p text:style-name="Standard"><text:s text:c="4"/>X Boundaries</text:p>
      <text:p text:style-name="Standard"><text:s text:c="8"/>Loop for every x edge block</text:p>
      <text:p text:style-name="Standard"><text:s text:c="12"/>Loop through every y, z edges</text:p>
      <text:p text:style-name="Standard"><text:s text:c="8"/>Create dx function </text:p>
      <text:p text:style-name="Standard"><text:s text:c="8"/>If dx negative --&gt; Collision</text:p>
      <text:p text:style-name="Standard"><text:soft-page-break/><text:s text:c="12"/>Update particles position</text:p>
      <text:p text:style-name="Standard"><text:s text:c="28"/>velocity</text:p>
      <text:p text:style-name="Standard"><text:s text:c="28"/>hvx</text:p>
      <text:p text:style-name="Standard"><text:s text:c="4"/>Y boundaries</text:p>
      <text:p text:style-name="Standard"><text:s text:c="8"/>Rewrite techniques from X to Y</text:p>
      <text:p text:style-name="Standard"><text:s text:c="4"/>Z Boundaries</text:p>
      <text:p text:style-name="Standard"><text:s text:c="8"/>Rewrite to Z</text:p>
      <text:p text:style-name="Standard"/>
      <text:p text:style-name="Standard">4.4. Results Storage</text:p>
      <text:p text:style-name="Standard"><text:s text:c="4"/>Sort Particles by ID (In the same order they were written as)</text:p>
      <text:p text:style-name="Standard"><text:s text:c="4"/>STORE ALL RESULTS AS floats</text:p>
      <text:p text:style-name="Standard"><text:s text:c="4"/>Write header (pCount , etc)</text:p>
      <text:p text:style-name="Standard"><text:s text:c="4"/>Loop through sorted particles and write p, hv, v</text:p>
      <text:p text:style-name="Standard"/>
      <text:p text:style-name="Standard"/>
      <text:p text:style-name="Standard">PARTE 2 TESTING :</text:p>
      <text:p text:style-name="Standard"><text:s text:c="4"/>//Esto es abstracto. Añadid tests que creeis que harian falta</text:p>
      <text:p text:style-name="Standard"/>
      <text:p text:style-name="Standard"><text:s text:c="4"/>TEST input is read correctly</text:p>
      <text:p text:style-name="Standard"><text:s text:c="4"/>TEST a step of TIME STEP PROCESSING</text:p>
      <text:p text:style-name="Standard"><text:s text:c="8"/>TEST PARTICLE Repositioning</text:p>
      <text:p text:style-name="Standard"><text:s text:c="12"/>Study edge cases and check all</text:p>
      <text:p text:style-name="Standard"><text:s text:c="8"/>Test Accceleration Computations</text:p>
      <text:p text:style-name="Standard"><text:s text:c="12"/>Study edge cases if any</text:p>
      <text:p text:style-name="Standard"><text:s text:c="8"/>Test Density Transformation</text:p>
      <text:p text:style-name="Standard"><text:s text:c="8"/>Test Accceleration transfer</text:p>
      <text:p text:style-name="Standard"><text:s text:c="4"/>Test particle Collisions</text:p>
      <text:p text:style-name="Standard"><text:s text:c="4"/>Test box boundaries interactinos</text:p>
      <text:p text:style-name="Standard"><text:s text:c="4"/>test results Storage</text:p>
      <text:p text:style-name="Standard"><text:s text:c="8"/>Use read fucntion to check if we store what we had exactly</text:p>
      <text:p text:style-name="Standard"><text:s text:c="4"/></text:p>
      <text:p text:style-name="Standard">PARTE 3 : Limpiar CODIGO</text:p>
      <text:p text:style-name="Standard"><text:s text:c="4"/>meter .clang y aplicar correcciones (puede que tardemos mucho, pero no se sabe hasta que se haga)</text:p>
      <text:p text:style-name="Standard"/>
      <text:p text:style-name="Standard">PARTE 4: ESTUDIAR OPTIMIZACION</text:p>
      <text:p text:style-name="Standard"><text:s text:c="4"/>Estudiar y reescribir funciones necesarias para usar AOS vs Storage</text:p>
      <text:p text:style-name="Standard"><text:s text:c="8"/>Puede que haya que reescribir todo el CODIGO</text:p>
      <text:p text:style-name="Standard"><text:s text:c="4"/>Estudiar posibilidad <text:s/>de loop merging vs not </text:p>
      <text:p text:style-name="Standard"><text:s text:c="8"/>reescribir si es necesario</text:p>
      <text:p text:style-name="Standard"><text:s text:c="4"/>//No se todavia que mas optmizaciones podrían exisiti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1T20:27:22.007000000</meta:creation-date>
    <dc:date>2023-10-21T20:32:18.021000000</dc:date>
    <meta:editing-duration>PT4M58S</meta:editing-duration>
    <meta:editing-cycles>1</meta:editing-cycles>
    <meta:document-statistic meta:table-count="0" meta:image-count="0" meta:object-count="0" meta:page-count="3" meta:paragraph-count="122" meta:word-count="611" meta:character-count="4601" meta:non-whitespace-character-count="3321"/>
    <meta:generator>LibreOffice/7.5.7.1$Windows_X86_64 LibreOffice_project/47eb0cf7efbacdee9b19ae25d6752381ede23126</meta:generator>
  </office:meta>
</office:document-meta>
</file>